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179138583567674847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7685586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678043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699935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942290975602845874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175826085464270611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150569831364509044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60925544559815046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669166963788910363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105676010370380362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203005653490293865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2073130882677346095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I have not run this fast on this course in a long time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9T07:48:02.52</dc:date>
    <dc:creator>James  Lombardi</dc:creator>
    <meta:editing-duration>P8DT19H7M41S</meta:editing-duration>
    <meta:editing-cycles>776</meta:editing-cycles>
    <meta:generator>OpenOffice/4.1.2$Win32 OpenOffice.org_project/412m3$Build-9782</meta:generator>
    <meta:document-statistic meta:table-count="0" meta:image-count="0" meta:object-count="0" meta:page-count="35" meta:paragraph-count="887" meta:word-count="11164" meta:character-count="56041"/>
  </office:meta>
</office:document-meta>
</file>